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9686f" officeooo:paragraph-rsid="0019686f"/>
    </style:style>
    <style:style style:name="T1" style:family="text">
      <style:text-properties officeooo:rsid="001a5de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Q-17. Write an SQL query to show the top n (say 10) records of a table.</text:p>
      <text:p text:style-name="P1">Ans: SELECT * FROM &lt;table&gt; LIMIT 10;</text:p>
      <text:p text:style-name="Standard"/>
      <text:p text:style-name="Standard">Q-18. Write an SQL query to determine the nth (say n=5) highest salary from a table.</text:p>
      <text:p text:style-name="P1">Ans: <text:s/><text:span text:style-name="T1">SELECT * FROM (SELECT &lt;namecol&gt;, &lt;salary col&gt; DENSE_RANK OVER (ORDER BY &lt;salary col&gt; desc) as rk from &lt;table&gt;) as ailas where rk =5;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Mangal" style:font-family-complex="Mangal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12T10:48:39.133000000</meta:creation-date>
    <dc:date>2022-08-12T11:06:04.315000000</dc:date>
    <meta:editing-duration>PT7M15S</meta:editing-duration>
    <meta:editing-cycles>1</meta:editing-cycles>
    <meta:document-statistic meta:table-count="0" meta:image-count="0" meta:object-count="0" meta:page-count="1" meta:paragraph-count="4" meta:word-count="63" meta:character-count="329" meta:non-whitespace-character-count="269"/>
    <meta:generator>LibreOffice/7.3.5.2$Windows_X86_64 LibreOffice_project/184fe81b8c8c30d8b5082578aee2fed2ea847c01</meta:generator>
  </office:meta>
</office:document-meta>
</file>